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4"/>
        <table:table-column table:style-name="co4" table:default-cell-style-name="ce9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2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7"/>
          <table:table-cell table:style-name="ce8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7"/>
          <table:table-cell table:style-name="ce8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7"/>
          <table:table-cell office:value-type="string" table:style-name="ce8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7"/>
          <table:table-cell office:value-type="string" table:style-name="ce8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4" table:style-name="ce4"/>
          <table:table-cell office:value-type="string" table:style-name="ce4">
            <text:p>if (ServiceFactory.AppSettings.ShowOnlyVideo)</text:p>
          </table:table-cell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8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7">
            <text:p>20</text:p>
          </table:table-cell>
          <table:table-cell table:style-name="ce8"/>
          <table:table-cell table:number-columns-repeated="4" table:style-name="ce4"/>
          <table:table-cell office:value-type="string" table:style-name="ce4">
            <text:p>{</text:p>
          </table:table-cell>
          <table:table-cell table:number-columns-repeated="1015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8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7">
            <text:p>10</text:p>
          </table:table-cell>
          <table:table-cell table:style-name="ce8"/>
          <table:table-cell table:number-columns-repeated="5" table:style-name="ce4"/>
          <table:table-cell office:value-type="string" table:style-name="ce4">
            <text:p>var alarmVideoWather = new AlarmVideoWather();</text:p>
          </table:table-cell>
          <table:table-cell table:number-columns-repeated="16374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7">
            <text:p>8</text:p>
          </table:table-cell>
          <table:table-cell table:style-name="ce8"/>
          <table:table-cell table:number-columns-repeated="5" table:style-name="ce4"/>
          <table:table-cell office:value-type="string" table:style-name="ce4">
            <text:p>preLoadWindow.Close();</text:p>
          </table:table-cell>
          <table:table-cell table:number-columns-repeated="16374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8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5" table:style-name="ce4"/>
          <table:table-cell office:value-type="string" table:style-name="ce4">
            <text:p>return;</text:p>
          </table:table-cell>
          <table:table-cell table:number-columns-repeated="16374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8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7">
            <text:p>5</text:p>
          </table:table-cell>
          <table:table-cell table:style-name="ce8"/>
          <table:table-cell table:number-columns-repeated="4" table:style-name="ce4"/>
          <table:table-cell office:value-type="string" table:style-name="ce4">
            <text:p>}</text:p>
          </table:table-cell>
          <table:table-cell table:number-columns-repeated="1015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table:style-name="ce8"/>
          <table:table-cell table:style-name="ce7"/>
          <table:table-cell table:style-name="ce8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table:style-name="ce8"/>
          <table:table-cell table:style-name="ce7"/>
          <table:table-cell table:style-name="ce8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table:style-name="ce8"/>
          <table:table-cell table:style-name="ce7"/>
          <table:table-cell table:style-name="ce8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table:style-name="ce8"/>
          <table:table-cell table:style-name="ce7"/>
          <table:table-cell table:style-name="ce8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8"/>
          <table:table-cell table:style-name="ce7"/>
          <table:table-cell table:style-name="ce8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2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4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 Sorokonenko</dc:creator>
    <dc:date>2012-05-21T16:33:58Z</dc:date>
  </office:meta>
</office:document-meta>
</file>